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3" style:family="table-cell" style:parent-style-name="Default" style:data-style-name="N122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Ex02-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8.7839272817" calcext:value-type="float">
            <text:p>18.784</text:p>
          </table:table-cell>
          <table:table-cell table:style-name="ce2" table:formula="of:=[.C3]/[.C3]" office:value-type="float" office:value="1" calcext:value-type="float">
            <text:p>1.000</text:p>
          </table:table-cell>
          <table:table-cell table:formula="of:=[.D3]/[.B3]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1.2896282673" calcext:value-type="float">
            <text:p>11.290</text:p>
          </table:table-cell>
          <table:table-cell table:style-name="ce2" table:formula="of:=[.C3]/[.C4]" office:value-type="float" office:value="1.66382159243515" calcext:value-type="float">
            <text:p>1.664</text:p>
          </table:table-cell>
          <table:table-cell table:formula="of:=[.D4]/[.B4]" office:value-type="float" office:value="0.415955398108788" calcext:value-type="float">
            <text:p>0.4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5.5890123844" calcext:value-type="float">
            <text:p>15.589</text:p>
          </table:table-cell>
          <table:table-cell table:style-name="ce2" table:formula="of:=[.C3]/[.C5]" office:value-type="float" office:value="1.20494658792479" calcext:value-type="float">
            <text:p>1.205</text:p>
          </table:table-cell>
          <table:table-cell table:formula="of:=[.D5]/[.B5]" office:value-type="float" office:value="0.602473293962393" calcext:value-type="float">
            <text:p>0.60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6.0494697094" calcext:value-type="float">
            <text:p>16.049</text:p>
          </table:table-cell>
          <table:table-cell table:style-name="ce3" table:formula="of:=[.C3]/[.C6]" office:value-type="float" office:value="1.17037681754049" calcext:value-type="float">
            <text:p>1.170</text:p>
          </table:table-cell>
          <table:table-cell table:formula="of:=[.D6]/[.B6]" office:value-type="float" office:value="0.292594204385122" calcext:value-type="float">
            <text:p>0.29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30.4982190132" calcext:value-type="float">
            <text:p>30.498</text:p>
          </table:table-cell>
          <table:table-cell table:style-name="ce2" table:formula="of:=[.C3]/[.C7]" office:value-type="float" office:value="0.615902432649267" calcext:value-type="float">
            <text:p>0.616</text:p>
          </table:table-cell>
          <table:table-cell table:formula="of:=[.D7]/[.B7]" office:value-type="float" office:value="0.0769878040811583" calcext:value-type="float">
            <text:p>0.0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x02-b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8.7320716381" calcext:value-type="float">
            <text:p>18.732</text:p>
          </table:table-cell>
          <table:table-cell table:style-name="ce2" table:formula="of:=[.C12]/[.C12]" office:value-type="float" office:value="1" calcext:value-type="float">
            <text:p>1.000</text:p>
          </table:table-cell>
          <table:table-cell table:formula="of:=[.D12]/[.B12]" office:value-type="float" office:value="1" calcext:value-type="float">
            <text:p>1.0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2.8400469621" calcext:value-type="float">
            <text:p>12.840</text:p>
          </table:table-cell>
          <table:table-cell table:style-name="ce2" table:formula="of:=[.C12]/[.C13]" office:value-type="float" office:value="1.45887874813788" calcext:value-type="float">
            <text:p>1.459</text:p>
          </table:table-cell>
          <table:table-cell table:formula="of:=[.D13]/[.B13]" office:value-type="float" office:value="0.364719687034469" calcext:value-type="float">
            <text:p>0.3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19.9825846354" calcext:value-type="float">
            <text:p>19.983</text:p>
          </table:table-cell>
          <table:table-cell table:style-name="ce2" table:formula="of:=[.C12]/[.C14]" office:value-type="float" office:value="0.937419857334938" calcext:value-type="float">
            <text:p>0.937</text:p>
          </table:table-cell>
          <table:table-cell table:formula="of:=[.D14]/[.B14]" office:value-type="float" office:value="0.468709928667469" calcext:value-type="float">
            <text:p>0.46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9.9330806732" calcext:value-type="float">
            <text:p>19.933</text:p>
          </table:table-cell>
          <table:table-cell table:style-name="ce3" table:formula="of:=[.C12]/[.C15]" office:value-type="float" office:value="0.939747946903423" calcext:value-type="float">
            <text:p>0.940</text:p>
          </table:table-cell>
          <table:table-cell table:formula="of:=[.D15]/[.B15]" office:value-type="float" office:value="0.234936986725856" calcext:value-type="float">
            <text:p>0.23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43.1294989586" calcext:value-type="float">
            <text:p>43.129</text:p>
          </table:table-cell>
          <table:table-cell table:style-name="ce2" table:formula="of:=[.C12]/[.C16]" office:value-type="float" office:value="0.434321568541311" calcext:value-type="float">
            <text:p>0.434</text:p>
          </table:table-cell>
          <table:table-cell table:formula="of:=[.D16]/[.B16]" office:value-type="float" office:value="0.0542901960676639" calcext:value-type="float">
            <text:p>0.054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Ex03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Machines</text:p>
          </table:table-cell>
          <table:table-cell table:style-name="ce1" office:value-type="string" calcext:value-type="string">
            <text:p>Total Procs</text:p>
          </table:table-cell>
          <table:table-cell table:style-name="ce1" office:value-type="string" calcext:value-type="string">
            <text:p>Threads/Proc</text:p>
          </table:table-cell>
          <table:table-cell table:style-name="ce1" office:value-type="string" calcext:value-type="string">
            <text:p>All Threads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B21]*[.C21]" office:value-type="float" office:value="1" calcext:value-type="float">
            <text:p>1</text:p>
          </table:table-cell>
          <table:table-cell office:value-type="float" office:value="18.7117470105" calcext:value-type="float">
            <text:p>18.712</text:p>
          </table:table-cell>
          <table:table-cell table:style-name="ce2" table:formula="of:=[.E21]/[.E21]" office:value-type="float" office:value="1" calcext:value-type="float">
            <text:p>1.000</text:p>
          </table:table-cell>
          <table:table-cell table:style-name="ce2" table:formula="of:=[.F21]/[.D21]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22]*[.C22]" office:value-type="float" office:value="4" calcext:value-type="float">
            <text:p>4</text:p>
          </table:table-cell>
          <table:table-cell office:value-type="float" office:value="12.3502253691" calcext:value-type="float">
            <text:p>12.350</text:p>
          </table:table-cell>
          <table:table-cell table:style-name="ce2" table:formula="of:=[.E21]/[.E22]" office:value-type="float" office:value="1.51509356722481" calcext:value-type="float">
            <text:p>1.515</text:p>
          </table:table-cell>
          <table:table-cell table:style-name="ce2" table:formula="of:=[.F22]/[.D22]" office:value-type="float" office:value="0.378773391806201" calcext:value-type="float">
            <text:p>0.3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23]*[.C23]" office:value-type="float" office:value="8" calcext:value-type="float">
            <text:p>8</text:p>
          </table:table-cell>
          <table:table-cell office:value-type="float" office:value="30.6526956558" calcext:value-type="float">
            <text:p>30.653</text:p>
          </table:table-cell>
          <table:table-cell table:style-name="ce2" table:formula="of:=[.E21]/[.E23]" office:value-type="float" office:value="0.61044376718494" calcext:value-type="float">
            <text:p>0.610</text:p>
          </table:table-cell>
          <table:table-cell table:style-name="ce2" table:formula="of:=[.F23]/[.D23]" office:value-type="float" office:value="0.0763054708981175" calcext:value-type="float">
            <text:p>0.07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B24]*[.C24]" office:value-type="float" office:value="4" calcext:value-type="float">
            <text:p>4</text:p>
          </table:table-cell>
          <table:table-cell office:value-type="float" office:value="10.3791859945" calcext:value-type="float">
            <text:p>10.379</text:p>
          </table:table-cell>
          <table:table-cell table:style-name="ce3" table:formula="of:=[.E21]/[.E24]" office:value-type="float" office:value="1.80281450013667" calcext:value-type="float">
            <text:p>1.803</text:p>
          </table:table-cell>
          <table:table-cell table:style-name="ce2" table:formula="of:=[.F24]/[.D24]" office:value-type="float" office:value="0.450703625034168" calcext:value-type="float">
            <text:p>0.45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25]*[.C25]" office:value-type="float" office:value="8" calcext:value-type="float">
            <text:p>8</text:p>
          </table:table-cell>
          <table:table-cell office:value-type="float" office:value="14.392304341" calcext:value-type="float">
            <text:p>14.392</text:p>
          </table:table-cell>
          <table:table-cell table:style-name="ce2" table:formula="of:=[.E21]/[.E25]" office:value-type="float" office:value="1.30012168775469" calcext:value-type="float">
            <text:p>1.300</text:p>
          </table:table-cell>
          <table:table-cell table:style-name="ce2" table:formula="of:=[.F25]/[.D25]" office:value-type="float" office:value="0.162515210969336" calcext:value-type="float">
            <text:p>0.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3">00/00/0000</text:date>, <text:time style:data-style-name="N2" text:time-value="21:09:38.695233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s Lellis</meta:initial-creator>
    <meta:creation-date>2016-11-22T23:20:39.684794162</meta:creation-date>
    <dc:date>2016-11-23T22:08:06.043768021</dc:date>
    <dc:creator>Lucas Lellis</dc:creator>
    <meta:editing-duration>PT2H10M58S</meta:editing-duration>
    <meta:editing-cycles>7</meta:editing-cycles>
    <meta:generator>LibreOffice/5.2.3.3$Linux_X86_64 LibreOffice_project/20$Build-3</meta:generator>
    <meta:document-statistic meta:table-count="1" meta:cell-count="105" meta:object-count="0"/>
  </office:meta>
</office:document-meta>
</file>